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officeooo:paragraph-rsid="0007d420" style:language-asian="zh" style:country-asian="CN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6ec1a"/>
    </style:style>
    <style:style style:name="T3" style:family="text">
      <style:text-properties officeooo:rsid="0007d4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设定：Yande希望越少的人知道实验室地址越好</text:p>
      <text:p text:style-name="Standard"/>
      <text:p text:style-name="Standard">之前音游酱和枫狸去的是Yande的家不是实验室（家和实验室有一定距离），所以没事。但光和对立因为要帮助Yande所以不仅知道实验室在哪甚至还进入了实验室。</text:p>
      <text:p text:style-name="Standard">Yande成功永久复活Shinde后，试图清除光和对立的记忆。然后光和对立想要留下这段回忆，所以和Yande打了一架。</text:p>
      <text:p text:style-name="Standard"/>
      <text:p text:style-name="Standard">曲目：<text:span text:style-name="T1">失態生態実験体</text:span></text:p>
      <text:p text:style-name="P1">曲师：<text:span text:style-name="T1">ぺぽよ</text:span></text:p>
      <text:p text:style-name="P1">谱面：DanceRail<text:span text:style-name="T2">3 [</text:span>Tier <text:span text:style-name="T2">10]</text:span></text:p>
      <text:p text:style-name="P1">谱师：羽毛球awa</text:p>
      <text:p text:style-name="P2">使用人物：</text:p>
      <text:p text:style-name="P2"><text:s/><text:tab/>左手（<text:span text:style-name="T3">1人）：对立</text:span></text:p>
      <text:p text:style-name="P2"><text:tab/>右手（<text:span text:style-name="T3">1人）：光</text:span></text:p>
      <text:p text:style-name="P2"/>
      <text:p text:style-name="P2">结果当然是光和对立把Yande揍了一顿（），然后Yande求光和对立不要往外说地址（Yande在这个星球没地方搬实验室，因为能用的地址已经用完了），光和对立自然答应了。</text:p>
      <text:p text:style-name="P2">光：“…真是的，我们不是朋友吗，打什么架啊。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7T21:56:02.442000000</dc:date>
    <meta:editing-duration>PT4M21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2" meta:word-count="279" meta:character-count="339" meta:non-whitespace-character-count="334"/>
  </office:meta>
</office:document-meta>
</file>